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line-height="200%" fo:text-indent="0.5791in" style:auto-text-indent="false"/>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paragraph-properties fo:margin-left="0in" fo:margin-right="0in" fo:line-height="200%" fo:text-indent="0.5791in" style:auto-text-indent="false"/>
      <style:text-properties fo:font-weight="normal" style:font-weight-asian="normal" style:font-weight-complex="normal"/>
    </style:style>
    <style:style style:name="T1" style:family="text">
      <style:text-properties style:text-position="super 58%"/>
    </style:style>
    <style:style style:name="T2" style:family="text">
      <style:text-properties officeooo:rsid="001e445e"/>
    </style:style>
    <style:style style:name="T3" style:family="text">
      <style:text-properties officeooo:rsid="001f1361"/>
    </style:style>
    <style:style style:name="T4" style:family="text">
      <style:text-properties officeooo:rsid="001f91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summary – use plain language</text:p>
      <text:p text:style-name="Standard"/>
      <text:p text:style-name="P4">My current thesis work explores the possibility of building a music-based brain computer interface (BCI) using electroencephalography (EEG). Such a BCI could be used by patients that have severe motor deficits that are not able to communicate behaviourally. In <text:span text:style-name="T3">my first</text:span> experiment I had participants listen to and then imagine short clips from 12 familiar pieces of music (nursery rhymes, Christmas carols, etc.) while their EEG data was collected. I want<text:span text:style-name="T3">ed</text:span> to <text:span text:style-name="T3">classify</text:span> from the EEG data what piece of music the participant was listening to or imagining. </text:p>
      <text:p text:style-name="P4">Our first analysis <text:span text:style-name="T3">used</text:span> autocorrelations on event-related potentials (ERPs) <text:span text:style-name="T3">obtained from the EEG</text:span>. <text:span text:style-name="T3">We were able to</text:span> estimate the tempo of the perceived and imagined music <text:span text:style-name="T3">from the ERPs, which has never been done before. </text:span>These initial results were presented at the 1<text:span text:style-name="T1">st</text:span> International Workshop on Brain-Computer Music Interfacing. Our next step was to find <text:span text:style-name="T3">a</text:span> method of classifying music from EEG data <text:span text:style-name="T3">that is more robust than tempo estimation</text:span>.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text:span text:style-name="T3">classify</text:span> each of the <text:span text:style-name="T3">12 individual</text:span> stimuli <text:span text:style-name="T3">based on any features that the neural net could detect in the EEG</text:span>. These results were presented at the Society for Music Perception and Cognition 2015.</text:p>
      <text:p text:style-name="P4">In the first experiment, we were able to classify perception of music into two categories with <text:span text:style-name="T2">66%</text:span> accuracy <text:span text:style-name="T2">(chance is 50%)</text:span>. In the second experiment, we were able to classify perception of music in 12 categories with <text:span text:style-name="T2">30%</text:span> accuracy (chance <text:span text:style-name="T4">is</text:span> 8.3%). <text:span text:style-name="T2">During the remainder of my Master's thesis I will run the classification experiments on the data collected during the imagination portion of the task and will be working to achieve reliable accuracy rates that to support the use of this paradigm as a BCI.</text:span></text:p>
      <text:p text:style-name="P4"/>
      <text:p text:style-name="P4"/>
      <text:p text:style-name="P2"><text:soft-page-break/>Key Words (up to 10)</text:p>
      <text:list xml:id="list3480406291357426952" text:style-name="L1">
        <text:list-item>
          <text:p text:style-name="P5">Electroencephalography (EEG)</text:p>
        </text:list-item>
        <text:list-item>
          <text:p text:style-name="P5">Brain computer interface (BCI)</text:p>
        </text:list-item>
        <text:list-item>
          <text:p text:style-name="P5">perception </text:p>
        </text:list-item>
        <text:list-item>
          <text:p text:style-name="P5">imagination </text:p>
        </text:list-item>
        <text:list-item>
          <text:p text:style-name="P5">music</text:p>
        </text:list-item>
        <text:list-item>
          <text:p text:style-name="P5">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07T12:38:16.423314000</dc:date>
    <meta:editing-duration>P9DT11H46M13S</meta:editing-duration>
    <meta:editing-cycles>63</meta:editing-cycles>
    <meta:generator>LibreOffice/4.3.0.4$MacOSX_X86_64 LibreOffice_project/62ad5818884a2fc2e5780dd45466868d41009ec0</meta:generator>
    <meta:document-statistic meta:table-count="0" meta:image-count="0" meta:object-count="0" meta:page-count="2" meta:paragraph-count="12" meta:word-count="362" meta:character-count="2223" meta:non-whitespace-character-count="1867"/>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